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7"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28"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29"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3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9">I</text:span><text:span text:style-name="T2"> </text:span><text:span text:style-name="T1">woke when Hannah got up to make coffee, drank that on the chair in the living room while playing Finch and Wordle. Hannah was doing a million things around the house, playing </text:span><text:span text:style-name="T26">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26">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26">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3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3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32">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33">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34">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35">138</text:span><text:span text:style-name="T10"> </text:span><text:span text:style-name="T11">I went all over Azeroth turning in and acquiring quests, respecced to Fury, killed furbogs, joined a ZF group but got invited to watch a movie with Hannah, so I brushed my teeth.</text:span><text:span text:style-name="T36">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27">Tampopo</text:span><text:span text:style-name="T12">, ate a few worms, told Hannah I was going to go home, reassured her everything was okay, walked up to Meyers, took off my bag and wrote.</text:span><text:span text:style-name="T37">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38">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30">1155</text:span><text:span text:style-name="T1"> </text:span></text:p>
      <text:p text:style-name="P8"><text:span text:style-name="T1"><text:s text:c="3"/></text:span><text:span text:style-name="T15">I laid in bed, played Wordle (BONUS in three,) took a bath, shaved, started brushing my teeth,</text:span><text:span text:style-name="T3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40">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28">Did you find anything to get into? We could take a walk or something.</text:span><text:span text:style-name="T17">”</text:span></text:p>
      <text:p text:style-name="P8"><text:span text:style-name="T17"><text:s text:c="3"/>She said, “</text:span><text:span text:style-name="T28">I ended up diving into a nap! I was so tired. A walk is a good idea. Do you think if we start about 5 we’ll still have enough light?.</text:span><text:span text:style-name="T17">”</text:span></text:p>
      <text:p text:style-name="P8"><text:span text:style-name="T17"><text:s text:c="3"/>I said, “</text:span><text:span text:style-name="T28">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28">Common Side Effects</text:span><text:span text:style-name="T17">, then </text:span><text:span text:style-name="T28">The Kingdom of Dreams and Madness.</text:span></text:p>
      <text:p text:style-name="P8"><text:span text:style-name="T28"><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26"/></text:p>
      <text:p text:style-name="P9"><text:span text:style-name="T26">I guess you might’ve seen it coming.</text:span></text:p>
      <text:p text:style-name="P9"><text:span text:style-name="T26">I’m selling my house to rafael. He </text:span></text:p>
      <text:p text:style-name="P9"><text:span text:style-name="T26">says rent will stay the same.</text:span></text:p>
      <text:p text:style-name="P9"><text:span text:style-name="T26">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30">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41">509</text:span><text:span text:style-name="T20"> </text:span><text:span text:style-name="T21">I took a bath and made plain noodles,</text:span><text:span text:style-name="T42">552</text:span><text:span text:style-name="T21"> </text:span><text:span text:style-name="T22">killed a few furbog, hearthed, flossed, brushed,</text:span><text:span text:style-name="T43"> </text:span><text:span text:style-name="T23">got dressed,</text:span><text:span text:style-name="T44">636</text:span><text:span text:style-name="T23"> </text:span><text:span text:style-name="T24">organized bank alts.</text:span><text:span text:style-name="T45">643</text:span><text:span text:style-name="T24"> </text:span></text:p>
      <text:p text:style-name="P9"><text:span text:style-name="T26"><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46">958</text:span><text:span text:style-name="T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0T21:58:42.986099461</dc:date>
    <meta:editing-duration>P145DT2H59M5S</meta:editing-duration>
    <meta:editing-cycles>1052</meta:editing-cycles>
    <meta:generator>LibreOffice/24.2.5.2$MacOSX_X86_64 LibreOffice_project/bffef4ea93e59bebbeaf7f431bb02b1a39ee8a59</meta:generator>
    <meta:print-date>2025-02-10T14:34:50.776943291</meta:print-date>
    <meta:document-statistic meta:table-count="0" meta:image-count="0" meta:object-count="0" meta:page-count="4" meta:paragraph-count="38" meta:word-count="1122" meta:character-count="6146" meta:non-whitespace-character-count="4992"/>
  </office:meta>
</office:document-meta>
</file>